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officeooo:rsid="002595f0" officeooo:paragraph-rsid="002595f0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style:style style:name="T5" style:family="text">
      <style:text-properties officeooo:rsid="001e4fce"/>
    </style:style>
    <style:style style:name="T6" style:family="text">
      <style:text-properties officeooo:rsid="0023dc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xml:id="list1369486407" text:style-name="L1">
        <text:list-item>
          <text:p text:style-name="P3">"Korry" buttons are referred to in the manual and Chuck's. <text:s/>Those are buttons made by Korry Electronics, it's a pushbutton that toggles lights inside the button when presse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1-04T20:38:08.935000000</dc:date>
    <meta:editing-duration>PT5H35M58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35" meta:character-count="206" meta:non-whitespace-character-count="173"/>
  </office:meta>
</office:document-meta>
</file>